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list-style-name="LFO3" style:family="paragraph"/>
    <style:style style:name="P15" style:parent-style-name="Normal" style:list-style-name="LFO3" style:family="paragraph"/>
    <style:style style:name="P16" style:parent-style-name="Normal" style:list-style-name="LFO3" style:family="paragraph"/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3" style:family="paragraph"/>
    <style:style style:name="P20" style:parent-style-name="Normal" style:list-style-name="LFO3" style:family="paragraph"/>
    <style:style style:name="P21" style:parent-style-name="Normal" style:list-style-name="LFO3" style:family="paragraph"/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4" style:family="paragraph"/>
    <style:style style:name="P24" style:parent-style-name="Normal" style:list-style-name="LFO4" style:family="paragraph"/>
    <style:style style:name="P25" style:parent-style-name="Normal" style:list-style-name="LFO4" style:family="paragraph"/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5" style:family="paragraph"/>
    <style:style style:name="P28" style:parent-style-name="Normal" style:list-style-name="LFO5" style:family="paragraph"/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list-style-name="LFO6" style:family="paragraph"/>
    <style:style style:name="P31" style:parent-style-name="Normal" style:list-style-name="LFO6" style:family="paragraph"/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list-style-name="LFO7" style:family="paragraph"/>
    <style:style style:name="P34" style:parent-style-name="Normal" style:list-style-name="LFO7" style:family="paragraph"/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8" style:family="paragraph"/>
    <style:style style:name="P37" style:parent-style-name="Normal" style:list-style-name="LFO8" style:family="paragraph"/>
    <style:style style:name="P38" style:parent-style-name="Normal" style:list-style-name="LFO8" style:family="paragraph"/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list-style-name="LFO9" style:family="paragraph"/>
    <style:style style:name="P41" style:parent-style-name="Normal" style:list-style-name="LFO9" style:family="paragraph"/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list-style-name="LFO10" style:family="paragraph"/>
    <style:style style:name="P44" style:parent-style-name="Normal" style:list-style-name="LFO10" style:family="paragraph"/>
    <style:style style:name="P45" style:parent-style-name="Normal" style:list-style-name="LFO10" style:family="paragraph"/>
    <style:style style:name="P46" style:parent-style-name="Normal" style:list-style-name="LFO10" style:family="paragraph"/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11" style:family="paragraph"/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list-style-name="LFO12" style:family="paragraph"/>
    <style:style style:name="P52" style:parent-style-name="Normal" style:list-style-name="LFO12" style:family="paragraph"/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list-style-name="LFO13" style:family="paragraph"/>
    <style:style style:name="P55" style:parent-style-name="Normal" style:list-style-name="LFO13" style:family="paragraph"/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list-style-name="LFO14" style:family="paragraph"/>
    <style:style style:name="P58" style:parent-style-name="Normal" style:list-style-name="LFO14" style:family="paragraph"/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list-style-name="LFO15" style:family="paragraph"/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16" style:family="paragraph"/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17" style:family="paragraph"/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list-style-name="LFO18" style:family="paragraph"/>
    <style:style style:name="P68" style:parent-style-name="Normal" style:list-style-name="LFO18" style:family="paragraph"/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list-style-name="LFO19" style:family="paragraph"/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list-style-name="LFO20" style:family="paragraph"/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list-style-name="LFO21" style:family="paragraph"/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list-style-name="LFO22" style:family="paragraph"/>
    <style:style style:name="P79" style:parent-style-name="Normal" style:list-style-name="LFO22" style:family="paragraph"/>
    <style:style style:name="P80" style:parent-style-name="Normal" style:list-style-name="LFO22" style:family="paragraph"/>
    <style:style style:name="P81" style:parent-style-name="Normal" style:list-style-name="LFO22" style:family="paragraph"/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list-style-name="LFO23" style:family="paragraph"/>
    <style:style style:name="P84" style:parent-style-name="Normal" style:list-style-name="LFO23" style:family="paragraph"/>
    <style:style style:name="P85" style:parent-style-name="Normal" style:list-style-name="LFO23" style:family="paragraph"/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list-style-name="LFO24" style:family="paragraph"/>
    <style:style style:name="P89" style:parent-style-name="Normal" style:list-style-name="LFO24" style:family="paragraph"/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list-style-name="LFO25" style:family="paragraph"/>
    <style:style style:name="P92" style:parent-style-name="Normal" style:list-style-name="LFO25" style:family="paragraph"/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list-style-name="LFO26" style:family="paragraph"/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list-style-name="LFO27" style:family="paragraph"/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list-style-name="LFO28" style:family="paragraph"/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list-style-name="LFO29" style:family="paragraph"/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list-style-name="LFO30" style:family="paragraph"/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list-style-name="LFO31" style:family="paragraph"/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list-style-name="LFO32" style:family="paragraph"/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list-style-name="LFO33" style:family="paragraph"/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list-style-name="LFO34" style:family="paragraph"/>
    <style:style style:name="P114" style:parent-style-name="Normal" style:list-style-name="LFO34" style:family="paragraph"/>
  </office:automatic-styles>
  <office:body>
    <office:text text:use-soft-page-breaks="true">
      <text:p text:style-name="P1">Comprehensive Notes on C# Collections for Interview Preparation</text:p>
      <text:p text:style-name="P2">1. Introduction to Collections</text:p>
      <text:p text:style-name="P3">Collections in C#</text:p>
      <text:list text:style-name="LFO1" text:continue-numbering="true">
        <text:list-item>
          <text:p text:style-name="P4">Collections store and manipulate groups of objects.</text:p>
        </text:list-item>
        <text:list-item>
          <text:p text:style-name="P5">Provide dynamic memory allocation, unlike arrays.</text:p>
        </text:list-item>
        <text:list-item>
          <text:p text:style-name="P6">Found in<text:s/>System.Collections and System.Collections.Generic namespaces.</text:p>
        </text:list-item>
      </text:list>
      <text:p text:style-name="P7">Introduction to Collections in C#</text:p>
      <text:list text:style-name="LFO2" text:continue-numbering="true">
        <text:list-item>
          <text:p text:style-name="P8">Types of collections:</text:p>
          <text:list text:continue-numbering="true">
            <text:list-item>
              <text:p text:style-name="P9">Generic Collections (type-safe, preferred for performance and security)</text:p>
            </text:list-item>
            <text:list-item>
              <text:p text:style-name="P10">Non-Generic Collections (legacy, store objects of any type)</text:p>
            </text:list-item>
            <text:list-item>
              <text:p text:style-name="P11">Concurrent Collections (thread-safe for parallel programming)</text:p>
            </text:list-item>
          </text:list>
        </text:list-item>
      </text:list>
      <text:p text:style-name="P12">2. Types of Collections in C#</text:p>
      <text:p text:style-name="P13">Generic Collections</text:p>
      <text:list text:style-name="LFO3" text:continue-numbering="true">
        <text:list-item>
          <text:p text:style-name="P14">Type-safe, optimized for performance, available in System.Collections.Generic.</text:p>
        </text:list-item>
        <text:list-item>
          <text:p text:style-name="P15">Examples:</text:p>
          <text:list text:continue-numbering="true">
            <text:list-item>
              <text:p text:style-name="P16">List&lt;T&gt;</text:p>
            </text:list-item>
            <text:list-item>
              <text:p text:style-name="P17">Dictionary&lt;TKey, TValue&gt;</text:p>
            </text:list-item>
            <text:list-item>
              <text:p text:style-name="P18">Queue&lt;T&gt;</text:p>
            </text:list-item>
            <text:list-item>
              <text:p text:style-name="P19">Stack&lt;T&gt;</text:p>
            </text:list-item>
            <text:list-item>
              <text:p text:style-name="P20">HashSet&lt;T&gt;</text:p>
            </text:list-item>
            <text:list-item>
              <text:p text:style-name="P21">LinkedList&lt;T&gt;</text:p>
            </text:list-item>
          </text:list>
        </text:list-item>
      </text:list>
      <text:p text:style-name="P22">List in C#</text:p>
      <text:list text:style-name="LFO4" text:continue-numbering="true">
        <text:list-item>
          <text:p text:style-name="P23">Resizable array-based collection.</text:p>
        </text:list-item>
        <text:list-item>
          <text:p text:style-name="P24">Supports adding, removing, and searching for elements.</text:p>
        </text:list-item>
        <text:list-item>
          <text:p text:style-name="P25">Example:</text:p>
        </text:list-item>
      </text:list>
      <text:p text:style-name="P26">Dictionary&lt;TKey, TValue&gt; in C#</text:p>
      <text:list text:style-name="LFO5" text:continue-numbering="true">
        <text:list-item>
          <text:p text:style-name="P27">Stores key-value pairs for fast lookups.</text:p>
        </text:list-item>
        <text:list-item>
          <text:p text:style-name="P28">Example:</text:p>
        </text:list-item>
      </text:list>
      <text:p text:style-name="P29">Queue in C#</text:p>
      <text:list text:style-name="LFO6" text:continue-numbering="true">
        <text:list-item>
          <text:p text:style-name="P30">Implements FIFO (First-In-First-Out).</text:p>
        </text:list-item>
        <text:list-item>
          <text:p text:style-name="P31">Example:</text:p>
        </text:list-item>
      </text:list>
      <text:p text:style-name="P32">Stack in C#</text:p>
      <text:list text:style-name="LFO7" text:continue-numbering="true">
        <text:list-item>
          <text:p text:style-name="P33">Implements LIFO (Last-In-First-Out).</text:p>
        </text:list-item>
        <text:list-item>
          <text:p text:style-name="P34">Example:</text:p>
        </text:list-item>
      </text:list>
      <text:p text:style-name="P35">HashSet in C#</text:p>
      <text:list text:style-name="LFO8" text:continue-numbering="true">
        <text:list-item>
          <text:p text:style-name="P36">Stores unique elements, avoiding duplicates.</text:p>
        </text:list-item>
        <text:list-item>
          <text:p text:style-name="P37">Uses hashing for quick lookups.</text:p>
        </text:list-item>
        <text:list-item>
          <text:p text:style-name="P38">Example:</text:p>
        </text:list-item>
      </text:list>
      <text:p text:style-name="P39">LinkedList in C#</text:p>
      <text:list text:style-name="LFO9" text:continue-numbering="true">
        <text:list-item>
          <text:p text:style-name="P40">Doubly linked list, allowing quick insertions and<text:s/>deletions.</text:p>
        </text:list-item>
        <text:list-item>
          <text:p text:style-name="P41">Example:</text:p>
        </text:list-item>
      </text:list>
      <text:p text:style-name="P42">Non-Generic Collections</text:p>
      <text:list text:style-name="LFO10" text:continue-numbering="true">
        <text:list-item>
          <text:p text:style-name="P43">Found in System.Collections.</text:p>
        </text:list-item>
        <text:list-item>
          <text:p text:style-name="P44">Examples:</text:p>
          <text:list text:continue-numbering="true">
            <text:list-item>
              <text:p text:style-name="P45">ArrayList (like List&lt;object&gt; but allows mixed types)</text:p>
            </text:list-item>
            <text:list-item>
              <text:p text:style-name="P46">Hashtable (like Dictionary&lt;object, object&gt;, uses hashing)</text:p>
            </text:list-item>
          </text:list>
        </text:list-item>
      </text:list>
      <text:p text:style-name="P47">Non-Generic Queue and Stack</text:p>
      <text:list text:style-name="LFO11" text:continue-numbering="true">
        <text:list-item>
          <text:p text:style-name="P48">Queue and Stack exist as non-generic versions, but are not type-safe.</text:p>
        </text:list-item>
      </text:list>
      <text:p text:style-name="P49">3. Collection Interfaces</text:p>
      <text:p text:style-name="P50">IEnumerable Interface</text:p>
      <text:list text:style-name="LFO12" text:continue-numbering="true">
        <text:list-item>
          <text:p text:style-name="P51">Supports iteration using foreach.</text:p>
        </text:list-item>
        <text:list-item>
          <text:p text:style-name="P52">Implemented by all collection types.</text:p>
        </text:list-item>
      </text:list>
      <text:p text:style-name="P53">ICollection Interface</text:p>
      <text:list text:style-name="LFO13" text:continue-numbering="true">
        <text:list-item>
          <text:p text:style-name="P54">Provides methods for adding/removing elements.</text:p>
        </text:list-item>
        <text:list-item>
          <text:p text:style-name="P55">Extends IEnumerable&lt;T&gt;.</text:p>
        </text:list-item>
      </text:list>
      <text:p text:style-name="P56">IList Interface</text:p>
      <text:list text:style-name="LFO14" text:continue-numbering="true">
        <text:list-item>
          <text:p text:style-name="P57">Supports indexed access.</text:p>
        </text:list-item>
        <text:list-item>
          <text:p text:style-name="P58">Implements ICollection&lt;T&gt;.</text:p>
        </text:list-item>
      </text:list>
      <text:p text:style-name="P59">IDictionary&lt;TKey, TValue&gt; Interface</text:p>
      <text:list text:style-name="LFO15" text:continue-numbering="true">
        <text:list-item>
          <text:p text:style-name="P60">Represents key-value pairs.</text:p>
        </text:list-item>
      </text:list>
      <text:p text:style-name="P61">ISet Interface</text:p>
      <text:list text:style-name="LFO16" text:continue-numbering="true">
        <text:list-item>
          <text:p text:style-name="P62">Ensures unique elements.</text:p>
        </text:list-item>
      </text:list>
      <text:p text:style-name="P63">4. Collection Initialization</text:p>
      <text:list text:style-name="LFO17" text:continue-numbering="true">
        <text:list-item>
          <text:p text:style-name="P64">Example:</text:p>
        </text:list-item>
      </text:list>
      <text:p text:style-name="P65">5. Iterating over Collections</text:p>
      <text:p text:style-name="P66">Using foreach loop</text:p>
      <text:list text:style-name="LFO18" text:continue-numbering="true">
        <text:list-item>
          <text:p text:style-name="P67">Simplifies iteration.</text:p>
        </text:list-item>
        <text:list-item>
          <text:p text:style-name="P68">Example:</text:p>
        </text:list-item>
      </text:list>
      <text:p text:style-name="P69">LINQ Methods for Collections</text:p>
      <text:list text:style-name="LFO19" text:continue-numbering="true">
        <text:list-item>
          <text:p text:style-name="P70">Example:</text:p>
        </text:list-item>
      </text:list>
      <text:p text:style-name="P71">6. Sorting and Searching Collections</text:p>
      <text:p text:style-name="P72">Sorting Collections</text:p>
      <text:list text:style-name="LFO20" text:continue-numbering="true">
        <text:list-item>
          <text:p text:style-name="P73">Example:</text:p>
        </text:list-item>
      </text:list>
      <text:p text:style-name="P74">Searching Collections</text:p>
      <text:list text:style-name="LFO21" text:continue-numbering="true">
        <text:list-item>
          <text:p text:style-name="P75">Find(), FindIndex() methods.</text:p>
        </text:list-item>
      </text:list>
      <text:p text:style-name="P76">7. Performance of Collections</text:p>
      <text:p text:style-name="P77">Choosing the Right Collection</text:p>
      <text:list text:style-name="LFO22" text:continue-numbering="true">
        <text:list-item>
          <text:p text:style-name="P78">Use List&lt;T&gt; for dynamic arrays.</text:p>
        </text:list-item>
        <text:list-item>
          <text:p text:style-name="P79">Use Dictionary&lt;TKey, TValue&gt; for fast lookups.</text:p>
        </text:list-item>
        <text:list-item>
          <text:p text:style-name="P80">Use Queue&lt;T&gt; or Stack&lt;T&gt; for FIFO/LIFO.</text:p>
        </text:list-item>
        <text:list-item>
          <text:p text:style-name="P81">Use HashSet&lt;T&gt; for unique elements.</text:p>
        </text:list-item>
      </text:list>
      <text:p text:style-name="P82">Performance Comparison</text:p>
      <text:list text:style-name="LFO23" text:continue-numbering="true">
        <text:list-item>
          <text:p text:style-name="P83">Array: Fast indexed access.</text:p>
        </text:list-item>
        <text:list-item>
          <text:p text:style-name="P84">List: Slower than arrays for indexed access but allows dynamic resizing.</text:p>
        </text:list-item>
        <text:list-item>
          <text:p text:style-name="P85">Dictionary: Fastest key-value lookups.</text:p>
        </text:list-item>
      </text:list>
      <text:p text:style-name="P86">8. Mutability of Collections</text:p>
      <text:p text:style-name="P87">Immutable Collections</text:p>
      <text:list text:style-name="LFO24" text:continue-numbering="true">
        <text:list-item>
          <text:p text:style-name="P88">Prevent modifications.</text:p>
        </text:list-item>
        <text:list-item>
          <text:p text:style-name="P89">Example:</text:p>
        </text:list-item>
      </text:list>
      <text:p text:style-name="P90">ReadOnlyCollection</text:p>
      <text:list text:style-name="LFO25" text:continue-numbering="true">
        <text:list-item>
          <text:p text:style-name="P91">Provides read-only access.</text:p>
        </text:list-item>
        <text:list-item>
          <text:p text:style-name="P92">Example:</text:p>
        </text:list-item>
      </text:list>
      <text:p text:style-name="P93">9. Concurrency and Collections</text:p>
      <text:p text:style-name="P94">Thread-Safe Collections</text:p>
      <text:list text:style-name="LFO26" text:continue-numbering="true">
        <text:list-item>
          <text:p text:style-name="P95">Examples: ConcurrentDictionary, ConcurrentQueue, ConcurrentStack.</text:p>
        </text:list-item>
      </text:list>
      <text:p text:style-name="P96">ConcurrentDictionary&lt;TKey, TValue&gt;</text:p>
      <text:list text:style-name="LFO27" text:continue-numbering="true">
        <text:list-item>
          <text:p text:style-name="P97">Example:</text:p>
        </text:list-item>
      </text:list>
      <text:p text:style-name="P98">10. Custom Collection Classes</text:p>
      <text:list text:style-name="LFO28" text:continue-numbering="true">
        <text:list-item>
          <text:p text:style-name="P99">Implement IEnumerable&lt;T&gt; or ICollection&lt;T&gt; for custom collections.</text:p>
        </text:list-item>
      </text:list>
      <text:p text:style-name="P100">11. Collection and LINQ</text:p>
      <text:p text:style-name="P101">Using LINQ with Collections</text:p>
      <text:list text:style-name="LFO29" text:continue-numbering="true">
        <text:list-item>
          <text:p text:style-name="P102">Example:</text:p>
        </text:list-item>
      </text:list>
      <text:p text:style-name="P103">Common LINQ Methods</text:p>
      <text:list text:style-name="LFO30" text:continue-numbering="true">
        <text:list-item>
          <text:p text:style-name="P104">Where, Select, OrderBy, GroupBy.</text:p>
        </text:list-item>
      </text:list>
      <text:p text:style-name="P105">12. Advanced Collection Concepts</text:p>
      <text:p text:style-name="P106">Serialization of Collections</text:p>
      <text:list text:style-name="LFO31" text:continue-numbering="true">
        <text:list-item>
          <text:p text:style-name="P107">Example:</text:p>
        </text:list-item>
      </text:list>
      <text:p text:style-name="P108">Cloning Collections</text:p>
      <text:list text:style-name="LFO32" text:continue-numbering="true">
        <text:list-item>
          <text:p text:style-name="P109">Example:</text:p>
        </text:list-item>
      </text:list>
      <text:p text:style-name="P110">Asynchronous Programming with Collections</text:p>
      <text:list text:style-name="LFO33" text:continue-numbering="true">
        <text:list-item>
          <text:p text:style-name="P111">Using await with collections.</text:p>
        </text:list-item>
      </text:list>
      <text:p text:style-name="P112">13. Working<text:s/>with Collections in ASP.NET Core</text:p>
      <text:list text:style-name="LFO34" text:continue-numbering="true">
        <text:list-item>
          <text:p text:style-name="P113">Dependency Injection with IEnumerable&lt;T&gt;.</text:p>
        </text:list-item>
        <text:list-item>
          <text:p text:style-name="P114">Model binding for collection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20T20:29:00Z</meta:creation-date>
    <dc:date>2025-03-21T11:54:00Z</dc:date>
    <meta:template xlink:href="Normal.dotm" xlink:type="simple"/>
    <meta:editing-cycles>3</meta:editing-cycles>
    <meta:editing-duration>PT2820S</meta:editing-duration>
    <meta:document-statistic meta:page-count="1" meta:paragraph-count="6" meta:word-count="500" meta:character-count="3350" meta:row-count="23" meta:non-whitespace-character-count="2856"/>
  </office:meta>
</office:document-meta>
</file>